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oogle Sans Text" svg:font-family="'Google Sans Tex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 style:family="paragraph" style:parent-style-name="Text_20_body"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style>
    <style:style style:name="P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loext:padding="0cm" loext:border="none"/>
    </style:style>
    <style:style style:name="P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2"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1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2"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2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2"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3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2"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4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1"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2"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3"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4"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5"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6"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7"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8"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59"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60" style:family="paragraph" style:parent-style-name="Text_20_body" style:list-style-name="L1"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61" style:family="paragraph" style:parent-style-name="Text_20_body" style:master-page-name="">
      <style:paragraph-properties fo:margin-left="0cm" fo:margin-right="0cm" fo:margin-top="0cm" fo:margin-bottom="0cm" loext:contextual-spacing="false" fo:line-height="114%" fo:orphans="2" fo:widows="2" fo:text-indent="0cm" style:auto-text-indent="false" style:page-number="auto" fo:break-before="auto" fo:break-after="auto" fo:padding="0cm" fo:border="none" fo:keep-with-next="auto"/>
      <style:text-properties fo:color="#1f1f1f" style:font-name="Google Sans Text"/>
    </style:style>
    <style:style style:name="P62" style:family="paragraph" style:parent-style-name="Text_20_body" style:list-style-name="L1">
      <style:paragraph-properties fo:margin-left="0cm" fo:margin-right="0cm" fo:margin-top="0cm" fo:margin-bottom="0cm" loext:contextual-spacing="false" fo:line-height="114%" fo:orphans="2" fo:widows="2" fo:text-indent="0cm" style:auto-text-indent="false" fo:padding="0cm" fo:border="none"/>
      <style:text-properties fo:color="#1f1f1f" style:font-name="Google Sans Text"/>
    </style:style>
    <style:style style:name="P63" style:family="paragraph" style:parent-style-name="Text_20_body">
      <style:paragraph-properties fo:margin-left="0cm" fo:margin-right="0cm" fo:margin-top="0cm" fo:margin-bottom="0cm" loext:contextual-spacing="false" fo:line-height="114%" fo:orphans="2" fo:widows="2" fo:text-indent="0cm" style:auto-text-indent="false" fo:padding="0cm" fo:border="none"/>
    </style:style>
    <style:style style:name="P64" style:family="paragraph" style:parent-style-name="Text_20_body">
      <style:paragraph-properties fo:margin-left="0.085cm" fo:margin-right="0cm" fo:line-height="114%" fo:orphans="2" fo:widows="2" fo:text-indent="0cm" style:auto-text-indent="false"/>
      <style:text-properties fo:color="#444746" style:font-name="Google Sans Text" loext:padding="0cm" loext:border="none"/>
    </style:style>
    <style:style style:name="T1" style:family="text">
      <style:text-properties fo:font-weight="bold" loext:padding="0cm" loext:border="none"/>
    </style:style>
    <style:style style:name="T2" style:family="text">
      <style:text-properties loext:padding="0cm" loext:border="none"/>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Formación y Orientación Laboral correspondientes al temario oficial del B.O.E. de 21 de septiembre de 1993:</text:span></text:p>
      <text:p text:style-name="P63"><text:span text:style-name="T2"/></text:p>
      <text:p text:style-name="P63"><text:span text:style-name="T2">1. La Orientación como actividad educativa. Principios básicos comunes a los distintos modelos de orientación en la Enseñanza Secundaria y en la Formación Profesional. Técnicas más utilizadas.</text:span></text:p>
      <text:p text:style-name="P63"><text:span text:style-name="T2"/></text:p>
      <text:p text:style-name="P63"><text:span text:style-name="T2">2. La orientación profesional y laboral. Principios básicos y modelos de intervención, en la formación inicial y en la formación continua. Autoorientación.</text:span></text:p>
      <text:p text:style-name="P63"><text:span text:style-name="T2"/></text:p>
      <text:p text:style-name="P63"><text:span text:style-name="T2">3. La orientación educativa y profesional en los distintos países de la Unión Europea. Programas e iniciativas comunitarias relacionadas con el campo de la orientación y el empleo.</text:span></text:p>
      <text:p text:style-name="P63"><text:span text:style-name="T2"/></text:p>
      <text:p text:style-name="P63"><text:span text:style-name="T2">4. La organización del sistema de orientación educativa y profesional en España en las Administraciones educativa y laboral.</text:span></text:p>
      <text:p text:style-name="P63"><text:span text:style-name="T2"/></text:p>
      <text:p text:style-name="P63"><text:span text:style-name="T2">5. El departamento de Orientación. Funciones. El plan de orientación académica y profesional. Programas de intervención. Colaboración con organismos e instituciones implicadas en la orientación profesional.</text:span></text:p>
      <text:p text:style-name="P63"><text:span text:style-name="T2"/></text:p>
      <text:p text:style-name="P63"><text:span text:style-name="T2">6. La orientación profesional y los programas de transición a la vida activa. Distintos modelos. Desarrollo detallado de uno de ellos.</text:span></text:p>
      <text:p text:style-name="P63"><text:span text:style-name="T2"/></text:p>
      <text:p text:style-name="P63"><text:span text:style-name="T2">7. Los prejuicios sexistas y racistas en la educación y en el trabajo. Orientación académico-profesional para la igualdad de oportunidades. Programas no discriminatorios.</text:span></text:p>
      <text:p text:style-name="P63"><text:span text:style-name="T2"/></text:p>
      <text:p text:style-name="P63"><text:span text:style-name="T2">8. Análisis y evaluación del potencial profesional y de los intereses personales, conocimientos, competencias y motivaciones en el proceso de autoorientación. Procedimientos e instrumentos.</text:span></text:p>
      <text:p text:style-name="P63"><text:span text:style-name="T2"/></text:p>
      <text:p text:style-name="P63"><text:span text:style-name="T2">9. La información profesional en la orientación. Concepto y método: búsqueda, selección y tratamiento de la información. Sistemas y fuentes para la información en orientación profesional y laboral.</text:span></text:p>
      <text:p text:style-name="P63"><text:span text:style-name="T2"/></text:p>
      <text:p text:style-name="P63"><text:span text:style-name="T2">10. Organización ocupacional del sistema productivo y orientación. Áreas ocupacionales y perfiles profesionales. Itinerarios tipo. Elaboración de los itinerarios formativo-profesionalizadores en el proceso de orientación.</text:span></text:p>
      <text:p text:style-name="P63"><text:span text:style-name="T2"/></text:p>
      <text:p text:style-name="P63"><text:span text:style-name="T2">11. La toma de decisiones en la orientación profesional. Modelos. Madurez profesional. Organización de una conducta decisoria.</text:span></text:p>
      <text:p text:style-name="P63"><text:span text:style-name="T2"/></text:p>
      <text:p text:style-name="P63"><text:span text:style-name="T2">12. El proceso de búsqueda de empleo. La organización de la búsqueda. Fuentes de información. El proceso de selección de personal, técnicas e instrumentos. La habilidad emprendedora y el autoempleo.</text:span></text:p>
      <text:p text:style-name="P63"><text:span text:style-name="T2"/></text:p>
      <text:p text:style-name="P63"><text:span text:style-name="T2">13. El mercado de trabajo. Distribución de la población. Evolución de la población en España. Las políticas de empleo. Situación laboral de colectivos desfavorecidos. Profesiones con futuro. Perspectivas en el entorno laboral.</text:span></text:p>
      <text:p text:style-name="P63"><text:soft-page-break/><text:span text:style-name="T2"/></text:p>
      <text:p text:style-name="P63"><text:span text:style-name="T2">14. Exigencias de adaptación al medio laboral y al puesto de trabajo. Capacidades generales y formación continua. Nuevas concepciones empresariales desde la perspectiva de la flexibilidad y la participación.</text:span></text:p>
      <text:p text:style-name="P63"><text:span text:style-name="T2"/></text:p>
      <text:p text:style-name="P63"><text:span text:style-name="T2">15. Discapacidad y necesidades educativas especiales. Apoyos específicos en la formación, la orientación y el empleo.</text:span></text:p>
      <text:p text:style-name="P63"><text:span text:style-name="T2"/></text:p>
      <text:p text:style-name="P63"><text:span text:style-name="T2">16. Pequeños grupos y organización. El grupo como sistema abierto. Formación y mantenimiento de los grupos. Influencia del grupo sobre sus miembros. Crecimiento y desarrollo de un grupo. Los grupos informales. Grupos permanentes y grupos temporales.</text:span></text:p>
      <text:p text:style-name="P63"><text:span text:style-name="T2"/></text:p>
      <text:p text:style-name="P63"><text:span text:style-name="T2">17. El liderazgo como rasgo de personalidad. La influencia de los líderes en el marco de la organización. Tipologías de liderazgo. Relaciones de poder. La jerarquía en la organización.</text:span></text:p>
      <text:p text:style-name="P63"><text:span text:style-name="T2"/></text:p>
      <text:p text:style-name="P63"><text:span text:style-name="T2">18. Los equipos de trabajo. Dinámica de grupos. Técnicas de dinámica y dirección de grupos. Aplicación en el entorno laboral. Dirección de reuniones. Etapas para el desarrollo de una reunión eficaz. La participación en el equipo de trabajo.</text:span></text:p>
      <text:p text:style-name="P63"><text:span text:style-name="T2"/></text:p>
      <text:p text:style-name="P63"><text:span text:style-name="T2">19. La motivación laboral. Definición, teorías y proceso de motivación. Las necesidades del individuo. La motivación en el entorno laboral. Diagnóstico y evaluación de la motivación. Las condiciones de trabajo y la motivación laboral. Técnicas de motivación laboral.</text:span></text:p>
      <text:p text:style-name="P63"><text:span text:style-name="T2"/></text:p>
      <text:p text:style-name="P63"><text:span text:style-name="T2">20. La empresa como sistema social integrado. La cultura empresarial. Las políticas de recursos humanos. La función de personal. Planificación de plantillas. Análisis previsional de las necesidades de personal. La descripción de puestos de trabajo. Técnicas de evaluación del desempeño y rendimiento en los puestos de trabajo. El plan de formación del personal.</text:span></text:p>
      <text:p text:style-name="P63"><text:span text:style-name="T2"/></text:p>
      <text:p text:style-name="P63"><text:span text:style-name="T2">21. El Derecho del Trabajo. Su objeto: trabajo humano, productivo, por cuenta ajena y libre. Fuentes del Derecho del Trabajo. La aplicación e interpretación de las normas laborales. La jerarquía normativa y los principios de ordenación jerárquica en el orden laboral.</text:span></text:p>
      <text:p text:style-name="P63"><text:span text:style-name="T2"/></text:p>
      <text:p text:style-name="P63"><text:span text:style-name="T2">22. La relación jurídico laboral en el marco supranacional. El derecho comunitario europeo: sus fuentes; derecho originario y derecho derivado: los reglamentos, las directivas y las decisiones. Las funciones de los estados miembros en la aplicación del derecho comunitario. Otras normas supranacionales en materia laboral. La Organización Internacional del Trabajo.</text:span></text:p>
      <text:p text:style-name="P63"><text:span text:style-name="T2"/></text:p>
      <text:p text:style-name="P63"><text:span text:style-name="T2">23. La profesión como realidad social. La configuración jurídica de las profesiones en el ordenamiento español. Bases constitucionales: el derecho a la libre elección de la profesión; la profesión regulada. La libre circulación de los trabajadores y profesionales en la Unión Europea: el derecho de establecimiento y la libre prestación de servicios.</text:span></text:p>
      <text:p text:style-name="P63"><text:span text:style-name="T2"/></text:p>
      <text:p text:style-name="P63"><text:span text:style-name="T2">24. La relación laboral en España: ámbito y disposiciones reguladoras. Organismos laborales: órganos de la Administración Laboral. Órganos autónomos: FOGASA, SMAC y otros. La Jurisdicción Social.</text:span></text:p>
      <text:p text:style-name="P63"><text:span text:style-name="T2"/></text:p>
      <text:p text:style-name="P63"><text:soft-page-break/><text:span text:style-name="T2">25. El contrato de trabajo: concepto, elementos. Capacidad para contratar. Forma del contrato de trabajo. Duración. Trabajos excluidos y relaciones especiales de trabajo. El período de prueba.</text:span></text:p>
      <text:p text:style-name="P63"><text:span text:style-name="T2"/></text:p>
      <text:p text:style-name="P63"><text:span text:style-name="T2">26. Modalidades de contratación: aprendizaje, en prácticas, a tiempo parcial, etc. El trabajo de las mujeres, menores y extranjeros. Las agencias de colocación sin fines lucrativos. Las empresas de trabajo temporal.</text:span></text:p>
      <text:p text:style-name="P63"><text:span text:style-name="T2"/></text:p>
      <text:p text:style-name="P63"><text:span text:style-name="T2">27. Derechos y deberes del trabajador. El modo de la prestación: deber de diligencia. Categoría y clasificación profesional. El deber de buena fe. El poder de dirección del empresario: manifestaciones y limitaciones. El poder disciplinario: faltas, sanciones y procedimiento sancionador.</text:span></text:p>
      <text:p text:style-name="P63"><text:span text:style-name="T2"/></text:p>
      <text:p text:style-name="P63"><text:span text:style-name="T2">28. Prestación básica del trabajador: tiempo de la prestación. Jornada, horas extraordinarias. Clases de jornadas y horarios. Descanso semanal, fiestas y permisos. Vacaciones.</text:span></text:p>
      <text:p text:style-name="P63"><text:span text:style-name="T2"/></text:p>
      <text:p text:style-name="P63"><text:span text:style-name="T2">29. Prestación básica del empresario: salario. Concepto y clases. Lugar, tiempo y forma de pago de los salarios. El salario interprofesional. Protección del salario.</text:span></text:p>
      <text:p text:style-name="P63"><text:span text:style-name="T2"/></text:p>
      <text:p text:style-name="P63"><text:span text:style-name="T2">30. Estructura del recibo de salarios: salario base, complementos salariales y prestaciones extrasalariales. Deducciones. Determinación de la base de cotización a la Seguridad Social y de la base sujeta a retención del IRPF. Liquidación de haberes.</text:span></text:p>
      <text:p text:style-name="P63"><text:span text:style-name="T2"/></text:p>
      <text:p text:style-name="P63"><text:span text:style-name="T2">31. Participación de los trabajadores en la empresa. Órganos de representación: delegados de personal y comité de empresa. Procedimiento electoral. Competencias. Garantías laborales. El derecho de reunión.</text:span></text:p>
      <text:p text:style-name="P63"><text:span text:style-name="T2"/></text:p>
      <text:p text:style-name="P63"><text:span text:style-name="T2">32. Los sindicatos. La libertad sindical. Funcionamiento del sindicato. La acción sindical en la empresa. Régimen jurídico sindical y tutela de la libertad sindical. Las asociaciones de empresarios.</text:span></text:p>
      <text:p text:style-name="P63"><text:span text:style-name="T2"/></text:p>
      <text:p text:style-name="P63"><text:span text:style-name="T2">33. Convenios colectivos: conceptos y naturaleza jurídica. Unidades de negociación, legitimación y vigencia. Procedimiento negociador. Acuerdos de adhesión y actos de extensión. El contenido del convenio colectivo. Interpretación. Acuerdos marcos.</text:span></text:p>
      <text:p text:style-name="P63"><text:span text:style-name="T2"/></text:p>
      <text:p text:style-name="P63"><text:span text:style-name="T2">34. Modificación del contrato de trabajo: movilidad funcional, geográfica y modificación de las condiciones de trabajo. La subrogación empresarial: transmisión de la empresa. Suspensión del contrato de trabajo: causas y efectos.</text:span></text:p>
      <text:p text:style-name="P63"><text:span text:style-name="T2"/></text:p>
      <text:p text:style-name="P63"><text:span text:style-name="T2">35. La extinción del contrato de trabajo. Modalidades de extinción. El despido disciplinario. Concepto y naturaleza. Forma, tiempo y lugar del despido. La calificación del despido disciplinario y sus efectos jurídicos.</text:span></text:p>
      <text:p text:style-name="P63"><text:span text:style-name="T2"/></text:p>
      <text:p text:style-name="P63"><text:span text:style-name="T2">36. Conflictos individuales de trabajo. La conciliación extrajudicial. Proceso ordinario: demanda, conciliación, juicio y sentencia. Procesos especiales. Medios de impugnación: recurso de casación, de suplicación y revisión. Otros recursos.</text:span></text:p>
      <text:p text:style-name="P63"><text:span text:style-name="T2"/></text:p>
      <text:p text:style-name="P63"><text:soft-page-break/><text:span text:style-name="T2">37. Conflictos colectivos de trabajo: clases y procedimientos de solución. La huelga: requisitos, desarrollo y efectos de la misma. El cierre patronal.</text:span></text:p>
      <text:p text:style-name="P63"><text:span text:style-name="T2"/></text:p>
      <text:p text:style-name="P63"><text:span text:style-name="T2">38. La Seguridad Social en España. Normativa vigente y ámbito de aplicación. Estructura del sistema de la Seguridad Social. El régimen general de la Seguridad Social. Inscripción de empresas. Afiliación, altas y bajas. Cotización. Recaudación. Acción protectora.</text:span></text:p>
      <text:p text:style-name="P63"><text:span text:style-name="T2"/></text:p>
      <text:p text:style-name="P63"><text:span text:style-name="T2">39. Situaciones protegibles por la Seguridad Social. Concepto, requisitos y cuantía de las prestaciones económicas. El régimen especial de trabajadores autónomos.</text:span></text:p>
      <text:p text:style-name="P63"><text:span text:style-name="T2"/></text:p>
      <text:p text:style-name="P63"><text:span text:style-name="T2">40. La economía como ciencia. El concepto de escasez y el uso alternativo de los bienes. La actividad económica. Los factores productivos. Costes de oportunidad. La población como condicionante de la actividad económica.</text:span></text:p>
      <text:p text:style-name="P63"><text:span text:style-name="T2"/></text:p>
      <text:p text:style-name="P63"><text:span text:style-name="T2">41. Los sistemas económicos y la economía de mercado. Estructuras de mercado y formas de competencia. El sistema de precios: principios fundamentales. Los sujetos o unidades de decisión económica. Tipos básicos de agentes económicos. Los sectores económicos.</text:span></text:p>
      <text:p text:style-name="P63"><text:span text:style-name="T2"/></text:p>
      <text:p text:style-name="P63"><text:span text:style-name="T2">42. El funcionamiento del mercado: la demanda y la oferta. Elasticidad y desplazamiento de las curvas de oferta y demanda. El equilibrio del mercado.</text:span></text:p>
      <text:p text:style-name="P63"><text:span text:style-name="T2"/></text:p>
      <text:p text:style-name="P63"><text:span text:style-name="T2">43. La teoría del flujo circular de la renta. Consumo, ahorro e inversión. Macromagnitudes relacionadas con la renta. Macromagnitudes relacionadas con el gasto. Macromagnitudes relacionadas con la producción. Análisis de la coyuntura económica.</text:span></text:p>
      <text:p text:style-name="P63"><text:span text:style-name="T2"/></text:p>
      <text:p text:style-name="P63"><text:span text:style-name="T2">44. La política económica: fines, medios e instrumentos. La política fiscal. Los Presupuestos Generales del Estado. El dinero: proceso de creación del dinero. Los indicadores de su variación y la inflación. El sistema financiero. El mercado de valores. La política monetaria.</text:span></text:p>
      <text:p text:style-name="P63"><text:span text:style-name="T2"/></text:p>
      <text:p text:style-name="P63"><text:span text:style-name="T2">45. La relación económica entre naciones. El comercio exterior. Instrumentos proteccionistas y liberalización de mercados internacionales. La balanza de pagos. La Unión Europea: el nuevo marco de las relaciones económicas.</text:span></text:p>
      <text:p text:style-name="P63"><text:span text:style-name="T2"/></text:p>
      <text:p text:style-name="P63"><text:span text:style-name="T2">46. La empresa. Elementos. Objetivos. Criterios de clasificación de las empresas. Las áreas funcionales de la empresa.</text:span></text:p>
      <text:p text:style-name="P63"><text:span text:style-name="T2"/></text:p>
      <text:p text:style-name="P63"><text:span text:style-name="T2">47. La empresa como organización. Organigramas. Estructuras organizativas. Nuevas técnicas de organización.</text:span></text:p>
      <text:p text:style-name="P63"><text:span text:style-name="T2"/></text:p>
      <text:p text:style-name="P63"><text:span text:style-name="T2">48. La comunicación en la empresa. Niveles, tipos y técnicas de comunicación. Etapas de un proceso de comunicación. La comunicación informal. Dificultades y barreras comunicativas. Redes de comunicación. El control de la información.</text:span></text:p>
      <text:p text:style-name="P63"><text:span text:style-name="T2"/></text:p>
      <text:p text:style-name="P63"><text:span text:style-name="T2">49. Investigación de mercados. Análisis de la competencia. Estrategias de producto, precios y distribución. La promoción. Técnicas de ventas. La publicidad: objetivos y medios. Técnicas de atención al cliente.</text:span></text:p>
      <text:p text:style-name="P63"><text:soft-page-break/><text:span text:style-name="T2"/></text:p>
      <text:p text:style-name="P63"><text:span text:style-name="T2">50. La negociación en la empresa. Concepto y elementos. Tipos de negociación. Estrategias y tácticas de negociación. Fases de un proceso negociador. Personalidad de los negociadores. Conflicto y mediación. La solución de conflictos. Cualidades del mediador.</text:span></text:p>
      <text:p text:style-name="P63"><text:span text:style-name="T2"/></text:p>
      <text:p text:style-name="P63"><text:span text:style-name="T2">51. Resolución de problemas y toma de decisiones en el ámbito laboral: fases, evaluación de riesgos y estrategias. Técnicas para fomentar la creatividad, estudiar y resolver problemas.</text:span></text:p>
      <text:p text:style-name="P63"><text:span text:style-name="T2"/></text:p>
      <text:p text:style-name="P63"><text:span text:style-name="T2">52. La dirección en la empresa. Estilos de dirección. Las funciones de dirección. Habilidades de dirección. La autoridad en la empresa. La delegación de autoridad. El mando intermedio en la organización.</text:span></text:p>
      <text:p text:style-name="P63"><text:span text:style-name="T2"/></text:p>
      <text:p text:style-name="P63"><text:span text:style-name="T2">53. La financiación de la empresa: fuentes. Los costes empresariales. Clasificación. Fijación del precio de venta. Umbral de rentabilidad o punto muerto.</text:span></text:p>
      <text:p text:style-name="P63"><text:span text:style-name="T2"/></text:p>
      <text:p text:style-name="P63"><text:span text:style-name="T2">54. La documentación administrativa y comercial de la empresa. Gestión de existencias. Libros de contabilidad. Impuestos que afectan a la actividad económica de la empresa. Otros tributos. Calendario fiscal.</text:span></text:p>
      <text:p text:style-name="P63"><text:span text:style-name="T2"/></text:p>
      <text:p text:style-name="P63"><text:span text:style-name="T2">55. El funcionamiento económico de la empresa. Concepto de patrimonio. Elementos. Representación contable del patrimonio. Principales ratios financieros. Análisis económico-financiero de una pequeña empresa.</text:span></text:p>
      <text:p text:style-name="P63"><text:span text:style-name="T2"/></text:p>
      <text:p text:style-name="P63"><text:span text:style-name="T2">56. El proceso de creación de una pequeña empresa. Localización de la empresa. Estudio del mercado y análisis del sector. Elección de la forma jurídica. Plan de viabilidad económica. Trámites legales para la constitución y puesta en marcha. Subvenciones.</text:span></text:p>
      <text:p text:style-name="P63"><text:span text:style-name="T2"/></text:p>
      <text:p text:style-name="P63"><text:span text:style-name="T2">57. La prevención de riesgos laborales: conceptos básicos. Normativa española y comunitaria. Otras disposiciones.</text:span></text:p>
      <text:p text:style-name="P63"><text:span text:style-name="T2"/></text:p>
      <text:p text:style-name="P63"><text:span text:style-name="T2">58. Análisis de los factores de riesgo laboral: físicos, químicos, biológicos y organizativos. Su incidencia en la salud.</text:span></text:p>
      <text:p text:style-name="P63"><text:span text:style-name="T2"/></text:p>
      <text:p text:style-name="P63"><text:span text:style-name="T2">59. El accidente de trabajo. El origen de los accidentes y la teoría de la causalidad. Costes de la siniestralidad laboral.</text:span></text:p>
      <text:p text:style-name="P63"><text:span text:style-name="T2"/></text:p>
      <text:p text:style-name="P63"><text:span text:style-name="T2">60. La enfermedad profesional: concepto legal y su problemática. Clasificación. Principales enfermedades profesionales.</text:span></text:p>
      <text:p text:style-name="P63"><text:span text:style-name="T2"/></text:p>
      <text:p text:style-name="P63"><text:span text:style-name="T2">61. Medidas de prevención y de protección de los riesgos laborales: concepto, clases. Elaboración del mapa de riesgos.</text:span></text:p>
      <text:p text:style-name="P63"><text:span text:style-name="T2"/></text:p>
      <text:p text:style-name="P63"><text:span text:style-name="T2">62. Etapas de la acción preventiva. Inspecciones de seguridad: metodología. Fases y tipología de la investigación de accidentes. Control estadístico de accidentes.</text:span></text:p>
      <text:p text:style-name="P63"><text:span text:style-name="T2"/></text:p>
      <text:p text:style-name="P63"><text:span text:style-name="T2">63. Condiciones generales de los centros de trabajo. Señalización. El plan de emergencia.</text:span></text:p>
      <text:p text:style-name="P63"><text:soft-page-break/><text:span text:style-name="T2"/></text:p>
      <text:p text:style-name="P63"><text:span text:style-name="T2">64. El factor humano y su relación con la prevención laboral. Actuaciones preventivas en selección de personal. La formación de los trabajadores. Los equipos de protección individual y colectiva.</text:span></text:p>
      <text:p text:style-name="P63"><text:span text:style-name="T2"/></text:p>
      <text:p text:style-name="P63"><text:span text:style-name="T2">65. Organización de la prevención. Los servicios de prevención. Derechos y obligaciones de trabajadores y empresarios en materia preventiva. Responsabilidades legales.</text:span></text:p>
      <text:p text:style-name="P63"><text:span text:style-name="T2"/></text:p>
      <text:p text:style-name="P63"><text:span text:style-name="T2">66. Protección frente a las máquinas. El riesgo eléctrico: conceptos básicos y medidas de protección. El fuego: sistemas de detección y extinción en función de la naturaleza del fuego. Normativa legal en esta materia.</text:span></text:p>
      <text:p text:style-name="P63"><text:span text:style-name="T2"/></text:p>
      <text:p text:style-name="P63"><text:span text:style-name="T2">67. Salud laboral y nuevas tecnologías. Principales riesgos que derivan de las mismas. Nuevas patologías emergentes. Medidas de prevención y protección ante las nuevas tecnologías.</text:span></text:p>
      <text:p text:style-name="P63"><text:span text:style-name="T2"/></text:p>
      <text:p text:style-name="P63"><text:span text:style-name="T2">68. Salud laboral y calidad de vida. Elementos que determinan el grado de satisfacción laboral. Medio ambiente y trabajo. La protección medioambiental.</text:span></text:p>
      <text:p text:style-name="P63"><text:span text:style-name="T2"/></text:p>
      <text:p text:style-name="P63"><text:span text:style-name="T2">69. Primeros auxilios: principios generales en la aplicación. Prioridades de actuación. El botiquín en las empresas. Quemaduras. Hemorragias. Fracturas. La reanimación cardio-respiratoria. Transporte de accidentad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oogle Sans Text" svg:font-family="'Google Sans Tex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6-02-25T12:44:39.240000000</meta:creation-date>
    <dc:date>2026-02-25T12:51:25.924000000</dc:date>
    <meta:editing-duration>PT6M48S</meta:editing-duration>
    <meta:editing-cycles>1</meta:editing-cycles>
    <meta:document-statistic meta:table-count="0" meta:image-count="0" meta:object-count="0" meta:page-count="6" meta:paragraph-count="70" meta:word-count="1954" meta:character-count="13891" meta:non-whitespace-character-count="12007"/>
    <meta:generator>LibreOffice/6.3.6.2$Windows_X86_64 LibreOffice_project/2196df99b074d8a661f4036fca8fa0cbfa33a497</meta:generator>
  </office:meta>
</office:document-meta>
</file>